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32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Região</text:p>
          </table:table-cell>
        </table:table-row>
        <table:table-row table:style-name="ro1">
          <table:table-cell office:value-type="string" calcext:value-type="string">
            <text:p>Bairro dos Pinheiro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Serimbur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<text:a xlink:href="https://pt.wikipedia.org/wiki/Centro_(São_José_dos_Campos)" xlink:type="simple">Centro</text:a>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Conj. Hab. Vale dos Pinheiro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Conj. Res. Monte Castel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Favela Vila Nova Esperanç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Aparecid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Apolo 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Apolo I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August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Azeved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Bandeirante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Bela Vist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Corinthian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Esplanad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Esplanada I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Frei Leopold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Jussar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Margareth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Maringá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Matarazz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Nossa Senhora de Fátim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Nova Améric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Nova Europ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Oswaldo Cruz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Paulist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Renat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Santa Madalen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Santos Dumont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São Dima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São José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Topázi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Jardim Vale Paraís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Monte Castel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Res. Esplanada do Sol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Res. Martins Pereir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Abel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Ady'An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Betâni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Cardos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Em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Guaianaze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Guaran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Higienópoli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Icaraí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Igualdade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Ipirang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Jac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Kennedy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Luzi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Mari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Mascarenhas Ferraz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Nova Guaran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Nova São José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Nove de Julh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Paganin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Paulo Setúbal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Piratining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Progress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Rub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che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ta Cruz 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ta Cruz I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ta Cruz III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ta Helen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ta Luzi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ta Rit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antos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ão Paul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São Ped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Vila Terezinha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Chácara dos Eucaliptos</text:p>
          </table:table-cell>
          <table:table-cell office:value-type="string" calcext:value-type="string">
            <text:p>Centro/Leste</text:p>
          </table:table-cell>
        </table:table-row>
        <table:table-row table:style-name="ro1">
          <table:table-cell office:value-type="string" calcext:value-type="string">
            <text:p>Águas da Prat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Araúj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Bairrinh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Bairro Cajurú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artins Guimarães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ato Dentr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Bica d'Águ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Bom Retir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ambucá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ampos de São José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apão Gross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apão Grosso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astanheira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hácara Boa Esperanç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hácara Capão Gross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hácara Majestic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hácara Pousada do Val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hácara Santa Luz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hácara São Vicent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hácara Sítio Jataí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<text:a xlink:href="https://pt.wikipedia.org/wiki/Cidade_Vista_Verde" xlink:type="simple">Cidade Vista Verde</text:a>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domínio Florest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Hab. Interval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Hab. São José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Hab. Vila Tatetub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Integraçã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Res. Jardim das Flores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Res. JK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Res. Parque das Américas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Conj. Res. Planalt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Ebenezer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Eugênio de Mel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azenda Bom Retir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azenda Honda</text:p>
          </table:table-cell>
          <table:table-cell office:value-type="string" calcext:value-type="string">
            <text:p>Leste</text:p>
          </table:table-cell>
        </table:table-row>
        <table:table-row table:style-name="ro2">
          <table:table-cell office:value-type="string" calcext:value-type="string">
            <text:p>Fazenda Nossa Senhora da Conceiçã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azenda Pilão Arcad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azenda Tair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azenda Takanash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azenda Toninho Ferreir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azenda Vila Franc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Frei Galvã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American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Brasíl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Castanheiras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Cerejeiras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Copacaban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Coqueir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das Paineiras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das Paineiras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Diamant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Helen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Ipê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Ismên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Itapuã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Maracanã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Marian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Mariana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Motoram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Nova Detroit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Nova Flórid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Nova Michigan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Olímp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Paraíso do Sol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Pararangab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an Rafael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anta Inês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anta Inês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anta Inês I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anta Lúc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anta Mar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ão Jorg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ão José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São Vicent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Três José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Univers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Jardim Valparaíb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antiqueira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antiqueira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aravilhas do Cajuru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irante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irante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orada do Fênix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Morada do Sol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Nossa Senhora do Bom Retir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Nova Michigan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Nova Michigan I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Nova Michigan IV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Parque Nova Esperanç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<text:a xlink:href="https://pt.wikipedia.org/wiki/Parque_Novo_Horizonte" xlink:type="simple">Parque Novo Horizonte</text:a>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Portal do Céu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<text:a xlink:href="https://pt.wikipedia.org/wiki/Pousada_do_Vale_(São_José_dos_Campos)" xlink:type="simple">Pousada do Vale</text:a>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Primavera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Primavera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canto do Val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canto dos Lagos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nascer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nascer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s. Ana Mar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s. Armando Moreira Righ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s. da Ribeir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s. Dom Bosc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s. Galo Branc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s. Vista Lind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Ressac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anta Cecília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anta Cecília I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anta Helen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anta Hermín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anta Maria 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anta Rit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errot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Sítio Encantad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Terra Nov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 Ester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 Industrial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 Matilde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 Monterrey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 Patríci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 Tatetuba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 Tesouro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Vilaggio d'Antonini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Águas do Canindu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Alto da Ponte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Altos da Vila Paiv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Bairro dos Ferreiras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Banhad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Buquirinh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Caête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Colinas do Parahyb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Conj. Hab. São Gerald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Conj. Res. Nova Cristin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Espelho d'Águ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Favela Vila Rhodi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Fazenda Jataí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Hawai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Altos de Santan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Anchiet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Boa Vist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Guimarães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Jaci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Maritéi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Nova Paulicéi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Ouro Pret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Santa Matilde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rdim Telespark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Oliveiras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Recanto Caetê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Rhodi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São Francisco Xavier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São Sebastiã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argem Grande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Alexandrin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Cândid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César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Chiquinh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Cristin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Dirce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do Carm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do Pen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Esmerald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Leil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Leila II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Leonídi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Machad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Monte Alegre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Nossa Senhora das Graças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Paiv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Pasto Alt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Rangel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Rossi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Santarém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São Geraldo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Simone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Sinhá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Unidos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Veneziani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Vila Zizinha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Jaguariuna</text:p>
          </table:table-cell>
          <table:table-cell office:value-type="string" calcext:value-type="string">
            <text:p>Norte/Oeste</text:p>
          </table:table-cell>
        </table:table-row>
        <table:table-row table:style-name="ro1">
          <table:table-cell office:value-type="string" calcext:value-type="string">
            <text:p>Beira Rio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Bosque Imperial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Jardim Altos do Esplanada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Jardim Alvorada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<text:a xlink:href="https://pt.wikipedia.org/wiki/Jardim_Aquarius" xlink:type="simple">Residencial Jardim Aquarius</text:a>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Jardim Cassiano Ricardo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Jardim das Colinas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Jardim das Indústrias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Jardim Pôr do Sol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Limoeiro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Parque Residencial Aquarius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Res. Sunset Park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Royal Park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<text:a xlink:href="https://pt.wikipedia.org/wiki/Urbanova" xlink:type="simple">Urbanova</text:a>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Altos do Uirá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Chácaras São José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Conj. Hab. Polícia Militar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Conj. Res. Nosso Teto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Conj. São Judas Tadeu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<text:a xlink:href="https://pt.wikipedia.org/wiki/Departamento_de_Ciência_e_Tecnologia_Aeroespacial" xlink:type="simple">CTA</text:a>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Colorado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da Granj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do Lago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anta Fé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anta Juli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anta Luzi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anta Ros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anto Onofre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ão Judas Tadeu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ão Leopoldo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Souto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Jardim Uirá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Parque Martim Cererê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Parque Santa Rit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Parque Santos Dumont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Pernambucana de Cim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Putim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canto das Jabuticabeiras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canto dos Eucaliptos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canto dos Nobres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s. Bell Park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s. Cambuí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s. Flamboyant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s. Jatobá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s. Juritis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s. Santa Ros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Res. São Francisco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Sítio Bom Jesus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Vila Adriana I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Vila Adriana II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Vila Iracem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Vila Rica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Vila São Benedito</text:p>
          </table:table-cell>
          <table:table-cell office:value-type="string" calcext:value-type="string">
            <text:p>Sudeste</text:p>
          </table:table-cell>
        </table:table-row>
        <table:table-row table:style-name="ro1">
          <table:table-cell office:value-type="string" calcext:value-type="string">
            <text:p><text:a xlink:href="https://pt.wikipedia.org/wiki/Bosque_dos_Eucaliptos" xlink:type="simple">Bosque dos Eucaliptos</text:a>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Bosque dos Ipê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ampo dos Alemãe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apitinga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aramuj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hácaras Reunida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idade Morumb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Hab. Dom Pedro 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Hab. Dom Pedro I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Hab. Elmano F. Velos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Res. 31 de Març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Res. Cidade Jardim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Res. Morada do So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Res. Morumb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Res. Papa João Paulo I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Res. Primavera</text:p>
          </table:table-cell>
          <table:table-cell office:value-type="string" calcext:value-type="string">
            <text:p>Sul</text:p>
          </table:table-cell>
        </table:table-row>
        <table:table-row table:style-name="ro2">
          <table:table-cell office:value-type="string" calcext:value-type="string">
            <text:p>Conj. Res. Recanto dos Eucaliptos</text:p>
          </table:table-cell>
          <table:table-cell office:value-type="string" calcext:value-type="string">
            <text:p>Sul</text:p>
          </table:table-cell>
        </table:table-row>
        <table:table-row table:style-name="ro2">
          <table:table-cell office:value-type="string" calcext:value-type="string">
            <text:p>Conj. Res. Recanto dos Pinheiro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Conj. Res. Sol Nascente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Floradas de São José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Aeroport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Améric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Anhemb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Colonia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Cruzeiro do Su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das Azaléia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Del Rey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do Céu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dos Bandeirante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Estori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Imperia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Julian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Madureir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Mesquit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Nova Repúblic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Orienta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<text:a xlink:href="https://pt.wikipedia.org/wiki/Jardim_Oriente_(São_José_dos_Campos)" xlink:type="simple">Jardim Oriente</text:a>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Paraís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Petrópoli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Portuga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Repúblic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Rosári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Santa Edwige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<text:a xlink:href="https://pt.wikipedia.org/wiki/Jardim_Satélite" xlink:type="simple">Jardim Satélite</text:a>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Su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<text:a xlink:href="https://pt.wikipedia.org/wiki/Jardim_Terras_do_Sul" xlink:type="simple">Jardim Terras do Sul</text:a>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Vale do So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Jardim Venez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almeiras de São José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arque dos Ipê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arque Independênci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arque Industrial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arque Interlago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arque Residencial Uniã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ernambucana de Baix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inheirinh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Projeto Torrão de Our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Quinta das Flore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Res. Altos do Bosque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Res. De Ville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Res. Gazz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Res. Jardin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Res. San Marin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Rio Comprid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Terrinh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Torrão de Our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Torrão de Ouro 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Torrão de Ouro I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Vila das Acácias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Vila Letônia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Vila Luchetti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Vila Nair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Vila Nova Conceiçã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Vila São Bento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Xingu</text:p>
          </table:table-cell>
          <table:table-cell office:value-type="string" calcext:value-type="string">
            <text:p>Sul</text:p>
          </table:table-cell>
        </table:table-row>
      </table:table>
      <table:named-expressions/>
      <table:database-ranges>
        <table:database-range table:name="__Anonymous_Sheet_DB__0" table:target-range-address="Planilha1.A1:Planilha1.B38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20:45:48.554336315</meta:creation-date>
    <dc:date>2016-12-13T21:05:07.983630710</dc:date>
    <meta:editing-duration>PT5M49S</meta:editing-duration>
    <meta:editing-cycles>1</meta:editing-cycles>
    <meta:document-statistic meta:table-count="1" meta:cell-count="762" meta:object-count="0"/>
    <meta:generator>LibreOffice/5.1.4.2$Linux_X86_64 LibreOffice_project/10m0$Build-2</meta:generator>
  </office:meta>
</office:document-meta>
</file>